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bd8c9" officeooo:paragraph-rsid="001bd8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 LIST DIPLOPIE</text:p>
      <text:p text:style-name="P1"/>
      <text:p text:style-name="P1">*La Diplopie:</text:p>
      <text:p text:style-name="P1"/>
      <text:p text:style-name="P1"><text:tab/>-Monoculaire ou binoculaire</text:p>
      <text:p text:style-name="P1"><text:tab/></text:p>
      <text:p text:style-name="P1"><text:tab/>-Les images sont identiques ou plutot fantome (monoculaire)</text:p>
      <text:p text:style-name="P1"><text:tab/></text:p>
      <text:p text:style-name="P1"><text:tab/>-Les images sont l'une au dessus de l'autre, à coté, obliquement déplacées</text:p>
      <text:p text:style-name="P1"><text:tab/></text:p>
      <text:p text:style-name="P1"><text:tab/>-Variation suivant la distance</text:p>
      <text:p text:style-name="P1"/>
      <text:p text:style-name="P1"><text:tab/>-Date de début:</text:p>
      <text:p text:style-name="P1"/>
      <text:p text:style-name="P1"><text:tab/>-Brutal ou progressif ou intermittent:</text:p>
      <text:p text:style-name="P1"/>
      <text:p text:style-name="P1"><text:tab/>-Variation de jour en jour ou dans la journée: Myasthénie</text:p>
      <text:p text:style-name="P1"/>
      <text:p text:style-name="P1"><text:tab/>-Stable, S'aggrave, S'améliore?:</text:p>
      <text:p text:style-name="P1"/>
      <text:p text:style-name="P1">*Autres symptomes ophtalmologiques:</text:p>
      <text:p text:style-name="P1"/>
      <text:p text:style-name="P1"><text:tab/>- Douleur oculaire ou derrière l'oeil?</text:p>
      <text:p text:style-name="P1"/>
      <text:p text:style-name="P1"><text:tab/>-Vision trouble:</text:p>
      <text:p text:style-name="P1"/>
      <text:p text:style-name="P1"><text:tab/>-Anomalie du champ visuel</text:p>
      <text:p text:style-name="P1"/>
      <text:p text:style-name="P1">*Symptome neurologique:</text:p>
      <text:p text:style-name="P1"><text:tab/>Céphalées</text:p>
      <text:p text:style-name="P1"><text:tab/>Maladresse, faiblesse musculaire, trouble de la marche, trouble de la parole</text:p>
      <text:p text:style-name="P1"/>
      <text:p text:style-name="P1">*ATCD médicaux chirurgicaux:</text:p>
      <text:p text:style-name="P1"/>
      <text:p text:style-name="P1"><text:tab/>-Trauma cranien ou du cou?:</text:p>
      <text:p text:style-name="P1"/>
      <text:p text:style-name="P1"><text:tab/>- Chirurgie du cou ou du thorax</text:p>
      <text:p text:style-name="P1"/>
      <text:p text:style-name="P1"><text:tab/>- Cancer?</text:p>
      <text:p text:style-name="P1"><text:tab/></text:p>
      <text:p text:style-name="P1">*Tabagisme? (cancer de l'apex pulmonaire)</text:p>
      <text:p text:style-name="P1"/>
      <text:p text:style-name="P1">*Si &gt; 50 ans : Signe maladie de HORTON<text:tab/><text:tab/></text:p>
      <text:p text:style-name="P1"/>
      <text:p text:style-name="P1"><text:s/></text:p>
      <text:p text:style-name="P1"/>
      <text:p text:style-name="P1"/>
      <text:p text:style-name="P1">EXAMEN </text:p>
      <text:p text:style-name="P1">AV</text:p>
      <text:p text:style-name="P1">CV méthode de confrontation</text:p>
      <text:p text:style-name="P1">Motricité oculaire. (notamment regard vers le haut)</text:p>
      <text:p text:style-name="P1">Vision des couleurs</text:p>
      <text:p text:style-name="P1"><text:soft-page-break/>Mouvements oculaires:</text:p>
      <text:p text:style-name="P1">Position primaire</text:p>
      <text:p text:style-name="P1">Cover test</text:p>
      <text:p text:style-name="P1">Poursuite oculaire les 2 yeux ouverts puis oeil par oeil</text:p>
      <text:p text:style-name="P1">alignement dans le regard vers la droite, vers la gauche, en haut, en bas</text:p>
      <text:p text:style-name="P1">Convergence</text:p>
      <text:p text:style-name="P1">Reflexe vestibulo-oculaire</text:p>
      <text:p text:style-name="P1"/>
      <text:p text:style-name="P1">*Pupille:</text:p>
      <text:p text:style-name="P1"/>
      <text:p text:style-name="P1"><text:tab/>-Anisocorie</text:p>
      <text:p text:style-name="P1"/>
      <text:p text:style-name="P1"><text:tab/>-Aberrante regeneration: myosis en ad ou vers le bas (tumeur ou anévrysme)</text:p>
      <text:p text:style-name="P1"/>
      <text:p text:style-name="P1"><text:tab/>-RAPD ?</text:p>
      <text:p text:style-name="P1"/>
      <text:p text:style-name="P1">*Paupiéres</text:p>
      <text:p text:style-name="P1"><text:tab/></text:p>
      <text:p text:style-name="P1"><text:tab/>- Ptosis (myasthénie, paralysie partielle du III ou Claude Bernard Horner Sd tumeur ou anévrysme) </text:p>
      <text:p text:style-name="P1"/>
      <text:p text:style-name="P1"><text:tab/>- Aberrant regeneration: ouverture palpébrale dans le regard vers le bas ou en adduction(anévrysme ou tumeur)</text:p>
      <text:p text:style-name="P1"/>
      <text:p text:style-name="P1">*Orbit</text:p>
      <text:p text:style-name="P1"/>
      <text:p text:style-name="P1">Proptosis</text:p>
      <text:p text:style-name="P1">injection</text:p>
      <text:p text:style-name="P1">chemosis</text:p>
      <text:p text:style-name="P1"/>
      <text:p text:style-name="P1">*Diminution de la sensibilité de la face ou de la cornée (tumeur)</text:p>
      <text:p text:style-name="P1">*Faiblesse des muscles faciaux et orbiculaire (myasthénie ou myopathie)<text:tab/></text:p>
      <text:p text:style-name="P1">*SI &gt; 50ans : Palpation des artéres temporales</text:p>
      <text:p text:style-name="P1">*Examen neuro complet</text:p>
      <text:p text:style-name="P1"><text:tab/>-Périmétrie si deficit au Cv de confrontation</text:p>
      <text:p text:style-name="P1"><text:tab/>RAPD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7:27:55.734000000</meta:creation-date>
    <dc:date>2014-01-16T17:28:46.656000000</dc:date>
    <meta:editing-duration>P0D</meta:editing-duration>
    <meta:editing-cycles>1</meta:editing-cycles>
    <meta:document-statistic meta:table-count="0" meta:image-count="0" meta:object-count="0" meta:page-count="2" meta:paragraph-count="59" meta:word-count="254" meta:character-count="1715" meta:non-whitespace-character-count="1478"/>
    <meta:generator>LibreOffice/4.1.3.2$Windows_x86 LibreOffice_project/70feb7d99726f064edab4605a8ab840c50ec57a</meta:generator>
  </office:meta>
</office:document-meta>
</file>